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text-underline-style="none" fo:font-weight="normal" officeooo:rsid="00218dce" officeooo:paragraph-rsid="00218dce" style:font-weight-asian="normal" style:font-weight-complex="normal"/>
    </style:style>
    <style:style style:name="P2" style:family="paragraph" style:parent-style-name="Preformatted_20_Text">
      <style:paragraph-properties fo:margin-top="0in" fo:margin-bottom="0.1965in" loext:contextual-spacing="false"/>
    </style:style>
    <style:style style:name="P3" style:family="paragraph" style:parent-style-name="Heading_20_2">
      <style:text-properties style:text-underline-style="none" fo:font-weight="normal" officeooo:rsid="00218dce" officeooo:paragraph-rsid="00218dce" style:font-weight-asian="normal" style:font-weight-complex="normal"/>
    </style:style>
    <style:style style:name="P4" style:family="paragraph" style:parent-style-name="Standard">
      <style:text-properties style:text-underline-style="solid" style:text-underline-width="auto" style:text-underline-color="font-color" fo:font-weight="bold" officeooo:rsid="00218dce" officeooo:paragraph-rsid="00218dce" style:font-weight-asian="bold" style:font-weight-complex="bold"/>
    </style:style>
    <style:style style:name="P5" style:family="paragraph" style:parent-style-name="Standard">
      <style:text-properties style:text-underline-style="none" fo:font-weight="normal" officeooo:rsid="00218dce" officeooo:paragraph-rsid="00218dce" style:font-weight-asian="normal" style:font-weight-complex="normal"/>
    </style:style>
    <style:style style:name="P6" style:family="paragraph" style:parent-style-name="Text_20_body">
      <style:text-properties style:text-underline-style="none" fo:font-weight="normal" officeooo:rsid="00218dce" officeooo:paragraph-rsid="00218dce" style:font-weight-asian="normal" style:font-weight-complex="normal"/>
    </style:style>
    <style:style style:name="P7" style:family="paragraph" style:parent-style-name="Text_20_body">
      <style:paragraph-properties fo:margin-top="0in" fo:margin-bottom="0.1965in" loext:contextual-spacing="false"/>
      <style:text-properties style:text-underline-style="none" fo:font-weight="normal" officeooo:rsid="00218dce" officeooo:paragraph-rsid="00218dce"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TANDARD TEXT STREAMS AND REDIRECTION</text:p>
      <text:p text:style-name="P4"/>
      <text:p text:style-name="P5">When command executes without any errors, the output that is produced is known as standard out (stdout or STDOUT). Output sent to terminal where command is being executed by default. </text:p>
      <text:p text:style-name="P5"/>
      <text:p text:style-name="P5">It is possible to redirect standard out from a command so it will go to a file instead of the terminal.</text:p>
      <text:p text:style-name="P5"/>
      <text:p text:style-name="P5">Standard output redirection is achieved by following a command with the <text:span text:style-name="Source_20_Text">&gt;</text:span> (greater than symbol) and a destination file.</text:p>
      <text:p text:style-name="P5"/>
      <text:p text:style-name="P1"><text:span text:style-name="Strong_20_Emphasis">sysadmin@localhost:~$</text:span> ls ~ &gt; /tmp/home.txt</text:p>
      <text:p text:style-name="P5"/>
      <text:p text:style-name="P1"><text:span text:style-name="Strong_20_Emphasis">sysadmin@localhost:~$</text:span> cat /tmp/home.txt</text:p>
      <text:p text:style-name="Preformatted_20_Text">Desktop</text:p>
      <text:p text:style-name="Preformatted_20_Text">Documents</text:p>
      <text:p text:style-name="Preformatted_20_Text">Downloads</text:p>
      <text:p text:style-name="Preformatted_20_Text">Music</text:p>
      <text:p text:style-name="Preformatted_20_Text">Pictures</text:p>
      <text:p text:style-name="Preformatted_20_Text">Public</text:p>
      <text:p text:style-name="Preformatted_20_Text">Templates</text:p>
      <text:p text:style-name="Preformatted_20_Text">Videos</text:p>
      <text:p text:style-name="P2">test</text:p>
      <text:p text:style-name="P5">Redirecting output using a single <text:span text:style-name="Source_20_Text">&gt;</text:span> (greater than symbol) will create a new file, or overwrite the contents of an existing file with the same name. Redirecting standard output with two greater than symbols <text:span text:style-name="Source_20_Text">&gt;&gt;</text:span> will also create a new file if it does not exist. The difference is that the output of the command using <text:span text:style-name="Source_20_Text">&gt;&gt;</text:span> will be appended to the end of a file if it does already exist.</text:p>
      <text:p text:style-name="P5"/>
      <text:p text:style-name="P1"><text:span text:style-name="Strong_20_Emphasis">sysadmin@localhost:~$</text:span> date &gt;&gt; /tmp/home.txt </text:p>
      <text:p text:style-name="P1"><text:span text:style-name="Strong_20_Emphasis">sysadmin@localhost:~$</text:span> cat /tmp/home.txt</text:p>
      <text:p text:style-name="Preformatted_20_Text">Desktop</text:p>
      <text:p text:style-name="Preformatted_20_Text">Documents</text:p>
      <text:p text:style-name="Preformatted_20_Text">Downloads</text:p>
      <text:p text:style-name="Preformatted_20_Text">Music</text:p>
      <text:p text:style-name="Preformatted_20_Text">Pictures</text:p>
      <text:p text:style-name="Preformatted_20_Text">Templates</text:p>
      <text:p text:style-name="Preformatted_20_Text">Videos</text:p>
      <text:p text:style-name="Preformatted_20_Text">test</text:p>
      <text:p text:style-name="P2">Thu Oct <text:s/>2 17:36:02 UTC 2014</text:p>
      <text:p text:style-name="P6">There is a number associated with the standard output <text:span text:style-name="Variable">file descriptor</text:span> (the <text:span text:style-name="Source_20_Text">&gt;</text:span> character): the number one <text:span text:style-name="Source_20_Text">1</text:span>. However, since standard output is the most commonly redirected command output, the number can be omitted. Technically, the commands should be executed as shown below:</text:p>
      <text:p text:style-name="Preformatted_20_Text"><text:span text:style-name="Strong_20_Emphasis">sysadmin@localhost:~$</text:span> ls 1&gt; /tmp/ls.txt</text:p>
      <text:p text:style-name="P2"><text:span text:style-name="Strong_20_Emphasis">sysadmin@localhost:~$</text:span> date 1&gt;&gt; /tmp/ls.txt</text:p>
      <text:h text:style-name="P3" text:outline-level="2">10.3 Standard Error</text:h>
      <text:p text:style-name="Text_20_body">When a command encounters an error, it will produce output that is known as standard error (also called <text:span text:style-name="Source_20_Text">stderr</text:span> or <text:span text:style-name="Source_20_Text">STDERR</text:span>). Like <text:span text:style-name="Source_20_Text">stdout</text:span>, the <text:span text:style-name="Source_20_Text">stderr</text:span> output is normally sent to the same terminal <text:soft-page-break/>where the command is currently being executed. The number associated with the standard error file descriptor is (two) <text:span text:style-name="Source_20_Text">2</text:span>. </text:p>
      <text:p text:style-name="P5">Because this output goes to stderr, the <text:span text:style-name="Source_20_Text">&gt;</text:span> character alone will not successfully redirect it and the output of the command will still be sent to the terminal:</text:p>
      <text:p text:style-name="P5"/>
      <text:p text:style-name="P7">Sometimes it isn't useful to have the error messages displayed in the terminal or stored in a file. To discard these error messages, use the <text:span text:style-name="Source_20_Text">/dev/null</text:span> file.</text:p>
      <text:p text:style-name="Text_20_body">The <text:span text:style-name="Source_20_Text">/dev/null</text:span> file is like a trash can, where anything sent to it disappears from the system; it's sometimes called the "bit bucket" or "black hole". Any type of output can be redirected to the <text:span text:style-name="Source_20_Text">/dev/null</text:span> file; most commonly users will redirect standard error to this file, rather than standard output.</text:p>
      <text:p text:style-name="Text_20_body">The syntax to use the <text:span text:style-name="Source_20_Text">/dev/null</text:span> file is the same as it is for redirecting to a regular file:</text:p>
      <text:p text:style-name="P2"><text:span text:style-name="Strong_20_Emphasis">sysadmin@localhost:~$</text:span> find /etc -name passwd 2&gt; /dev/null</text:p>
      <text:p text:style-name="P6">What if you wanted all output (standard error and standard out) sent to one file? There are two techniques to redirect both standard error and standard out:</text:p>
      <text:p text:style-name="Preformatted_20_Text"><text:span text:style-name="Strong_20_Emphasis">sysadmin@localhost:~$</text:span> ls &gt; /tmp/ls.all 2&gt;&amp;1</text:p>
      <text:p text:style-name="P2"><text:span text:style-name="Strong_20_Emphasis">sysadmin@localhost:~$</text:span> ls &amp;&gt; /tmp/ls.all <text:s/></text:p>
      <text:p text:style-name="Text_20_body">Both of the preceding command lines will create a file called <text:span text:style-name="Source_20_Text">/tmp/ls.all</text:span> that contains all stdout and stderr. The first command redirects stdout to <text:span text:style-name="Source_20_Text">/tmp/ls.all</text:span> and the <text:span text:style-name="Source_20_Text">2&gt;&amp;1</text:span> means "send stderr wherever stdout is going". In the second example, the <text:span text:style-name="Source_20_Text">&amp;&gt;</text:span> means "redirect all output".</text:p>
      <text:p text:style-name="P6">A similar technique can be used to append all output to a single file:</text:p>
      <text:p text:style-name="Preformatted_20_Text"><text:span text:style-name="Strong_20_Emphasis">sysadmin@localhost:~$</text:span> ls /etc/au* &gt;&gt; /tmp/ls.all 2&gt;&amp;1</text:p>
      <text:p text:style-name="P2"><text:span text:style-name="Strong_20_Emphasis">sysadmin@localhost:~$</text:span> ls /etc/au* &amp;&gt;&gt; /tmp/ls.all</text:p>
      <text:h text:style-name="P3" text:outline-level="2">10.4 Standard In</text:h>
      <text:p text:style-name="Text_20_body">Standard in (also called stdin or <text:span text:style-name="Source_20_Text">STDIN</text:span>) normally comes from the keyboard with input provided by the user who runs the command. Although most commands are able to read input from files, there are some that expect the user to enter it using the keyboard. Sometimes it is useful to redirect standard input so it comes from a file instead of the keyboard.</text:p>
      <text:p text:style-name="P5">A good example of when input redirection is desirable involves the <text:span text:style-name="Source_20_Text">tr</text:span> command. The <text:span text:style-name="Source_20_Text">tr</text:span> command <text:span text:style-name="Variable">tr</text:span>anslates characters by reading data from standard input, translating one set of characters to another set of characters and then writing the changed text to standard output.</text:p>
      <text:p text:style-name="P5"/>
      <text:p text:style-name="P1"><text:span text:style-name="Strong_20_Emphasis">sysadmin@localhost:~$</text:span> tr 'a-z' 'A-Z'</text:p>
      <text:p text:style-name="Preformatted_20_Text">hello</text:p>
      <text:p text:style-name="P2">HELLO</text:p>
      <text:p text:style-name="P5"><text:soft-page-break/>It might get frustrating after typing for a while because the <text:span text:style-name="Source_20_Text">tr</text:span> command doesn't stop reading from standard input unless it's <text:span text:style-name="Variable">terminated</text:span> or receives an "End Of Transmission" character. This can be accomplished by typing <text:span text:style-name="Strong_20_Emphasis">CTRL+D</text:span>. </text:p>
      <text:p text:style-name="P5"/>
      <text:p text:style-name="P6">The <text:span text:style-name="Source_20_Text">tr</text:span> command won't accept a file name on the command line as an argument. To perform a translation, using a file as input, utilize input redirection. To use input redirection, type the command with its options and arguments followed by the <text:span text:style-name="Source_20_Text">&lt;</text:span> character (less than symbol) and a path to a file to use for input. For example:</text:p>
      <text:p text:style-name="Preformatted_20_Text"><text:span text:style-name="Strong_20_Emphasis">sysadmin@localhost:~$</text:span> cat test/animals.txt</text:p>
      <text:p text:style-name="Preformatted_20_Text">1 retriever</text:p>
      <text:p text:style-name="Preformatted_20_Text">2 badger</text:p>
      <text:p text:style-name="Preformatted_20_Text">3 bat</text:p>
      <text:p text:style-name="Preformatted_20_Text">4 wolf</text:p>
      <text:p text:style-name="Preformatted_20_Text">5 eagle</text:p>
      <text:p text:style-name="Preformatted_20_Text"><text:span text:style-name="Strong_20_Emphasis">sysadmin@localhost:~$</text:span> tr 'a-z' 'A-Z' &lt; test/animals.txt</text:p>
      <text:p text:style-name="Preformatted_20_Text">1 RETRIEVER</text:p>
      <text:p text:style-name="Preformatted_20_Text">2 BADGER</text:p>
      <text:p text:style-name="Preformatted_20_Text">3 BAT</text:p>
      <text:p text:style-name="Preformatted_20_Text">4 WOLF</text:p>
      <text:p text:style-name="P2">5 EAGLE</text:p>
      <text:h text:style-name="P3" text:outline-level="2">10.5 Command Pipelines</text:h>
      <text:p text:style-name="Text_20_body">To make effective use of filter commands, command pipelines are often used. In a command pipeline, the output of one command is sent to another command as input. In Linux and most operating systems, the <text:span text:style-name="Source_20_Text">|</text:span> (pipe symbol or vertical bar) is used between two commands to represent a command pipelin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22:15:55.417620520</meta:creation-date>
    <meta:generator>LibreOffice/5.0.6.2$Linux_X86_64 LibreOffice_project/00m0$Build-2</meta:generator>
    <dc:date>2017-01-20T23:11:29.849707223</dc:date>
    <meta:editing-duration>PT10M21S</meta:editing-duration>
    <meta:editing-cycles>6</meta:editing-cycles>
    <meta:document-statistic meta:table-count="0" meta:image-count="0" meta:object-count="0" meta:page-count="3" meta:paragraph-count="66" meta:word-count="821" meta:character-count="4997" meta:non-whitespace-character-count="4235"/>
  </office:meta>
</office:document-meta>
</file>